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n</text:p>
          </table:table-cell>
          <table:table-cell office:value-type="string">
            <text:p>P.d</text:p>
          </table:table-cell>
          <table:table-cell office:value-type="string">
            <text:p>P.c</text:p>
          </table:table-cell>
          <table:table-cell office:value-type="string">
            <text:p>P.maxabs</text:p>
          </table:table-cell>
          <table:table-cell office:value-type="string">
            <text:p>Q.d</text:p>
          </table:table-cell>
          <table:table-cell office:value-type="string">
            <text:p>Q.c</text:p>
          </table:table-cell>
          <table:table-cell office:value-type="string">
            <text:p>Q.maxabs</text:p>
          </table:table-cell>
          <table:table-cell office:value-type="string">
            <text:p>B.d</text:p>
          </table:table-cell>
          <table:table-cell office:value-type="string">
            <text:p>B.c</text:p>
          </table:table-cell>
          <table:table-cell office:value-type="string">
            <text:p>B.maxabs</text:p>
          </table:table-cell>
          <table:table-cell office:value-type="string">
            <text:p>T.d</text:p>
          </table:table-cell>
          <table:table-cell office:value-type="string">
            <text:p>T.r_max</text:p>
          </table:table-cell>
          <table:table-cell office:value-type="string">
            <text:p>T.coeffmax</text:p>
          </table:table-cell>
          <table:table-cell office:value-type="string">
            <text:p>T.interiorderivative_max</text:p>
          </table:table-cell>
          <table:table-cell office:value-type="string">
            <text:p>T.interiorderivative_min</text:p>
          </table:table-cell>
          <table:table-cell office:value-type="string">
            <text:p>T.exteriorderivative_max</text:p>
          </table:table-cell>
          <table:table-cell office:value-type="string">
            <text:p>T.exteriorderivative_min</text:p>
          </table:table-cell>
          <table:table-cell office:value-type="string">
            <text:p>I.c</text:p>
          </table:table-cell>
          <table:table-cell office:value-type="string">
            <text:p>I.c_predicted</text:p>
          </table:table-cell>
          <table:table-cell office:value-type="string">
            <text:p>I.c_change</text:p>
          </table:table-cell>
          <table:table-cell office:value-type="string">
            <text:p>I.d</text:p>
          </table:table-cell>
          <table:table-cell office:value-type="string">
            <text:p>I.d_predicted</text:p>
          </table:table-cell>
          <table:table-cell office:value-type="string">
            <text:p>I.d_change</text:p>
          </table:table-cell>
        </table:table-row>
        <table:table-row>
          <table:table-cell office:value-type="string">
            <text:p>handcrafted.c2d1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handcrafted.mock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inearArbitrarycompare.temp_8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5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inearArbitrarycompare.valigator_7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.0" office:value-type="float"/>
          <table:table-cell office:value="-3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afnp2014_modified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bhmr2007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cggmp2005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cggmp2005_variant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css2003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gcnr2008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0001" office:value-type="float"/>
          <table:table-cell office:value="3" office:value-type="float"/>
          <table:table-cell office:value="2" office:value-type="float"/>
          <table:table-cell office:value="100.0" office:value-type="float"/>
          <table:table-cell office:value="4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gj2007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.0" office:value-type="float"/>
          <table:table-cell office:value="-3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lit.gj2007b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gr2006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1.0" office:value-type="float"/>
          <table:table-cell office:value="-4.0" office:value-type="float"/>
          <table:table-cell office:value="3" office:value-type="float"/>
          <table:table-cell office:value="1.0" office:value-type="float"/>
          <table:table-cell office:value="-2.0" office:value-type="float"/>
        </table:table-row>
        <table:table-row>
          <table:table-cell office:value-type="string">
            <text:p>loop_lit.gsv2008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lit.hhk2008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jm2006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jm2006_variant</text:p>
          </table:table-cell>
          <table:table-cell office:value="5" office:value-type="float"/>
          <table:table-cell office:value="1" office:value-type="float"/>
          <table:table-cell office:value="6" office:value-type="float"/>
          <table:table-cell office:value="100000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new.count_by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new.count_by_1_varian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new.count_by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5000" office:value-type="float"/>
          <table:table-cell office:value="1.0" office:value-type="float"/>
          <table:table-cell office:value="-4999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new.count_by_k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0000" office:value-type="float"/>
          <table:table-cell office:value="1.0" office:value-type="float"/>
          <table:table-cell office:value="-9999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simple.nested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1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2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3_linear_modified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6_conjunctive</text:p>
          </table:table-cell>
          <table:table-cell office:value="5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7_linear</text:p>
          </table:table-cell>
          <table:table-cell office:value="4" office:value-type="float"/>
          <table:table-cell office:value="2" office:value-type="float"/>
          <table:table-cell office:value="4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4000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0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1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3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4_linear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2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6_conjunctive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7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9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.0" office:value-type="float"/>
          <table:table-cell office:value="-3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0_conjunctive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1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zilu.benchmark22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6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7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8_linear</text:p>
          </table:table-cell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-1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9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0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0_con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1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1.0" office:value-type="float"/>
          <table:table-cell office:value="-2.0" office:value-type="float"/>
        </table:table-row>
        <table:table-row>
          <table:table-cell office:value-type="string">
            <text:p>loop_zilu.benchmark32_linea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0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3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.0" office:value-type="float"/>
          <table:table-cell office:value="-3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6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7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8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4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0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zilu.benchmark41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1.0" office:value-type="float"/>
          <table:table-cell office:value="-4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2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1.0" office:value-type="float"/>
          <table:table-cell office:value="-4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4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5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zilu.benchmark46_dis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1.0" office:value-type="float"/>
          <table:table-cell office:value="-2.0" office:value-type="float"/>
        </table:table-row>
        <table:table-row>
          <table:table-cell office:value-type="string">
            <text:p>loop_zilu.benchmark47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8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9_linear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50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51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52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53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s_crafted_1.Mono1_1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2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s_crafted_1.Mono1_1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1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s_crafted_1.Mono3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9-07T19:36:41.008997</meta:creation-date>
    <dc:date>2023-09-07T19:36:41.031200</dc:date>
    <meta:generator>http://pypi.python.org/pypi/ezodf/0.1.0$Python3.8.10 (default, May 26 2023, 14:05:08) 
[GCC 9.4.0]</meta:generator>
    <meta:document-statistic/>
    <meta:editing-cycles>1</meta:editing-cycles>
  </office:meta>
</office:document-meta>
</file>